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ST HAND SIZE</text:p>
          </table:table-cell>
          <table:covered-table-cell table:style-name="ce1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Hand Measures (cm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lm size(circumference)</text:p>
          </table:table-cell>
          <table:table-cell office:value-type="string" calcext:value-type="string">
            <text:p>hand height</text:p>
          </table:table-cell>
          <table:table-cell office:value-type="string" calcext:value-type="string">
            <text:p>hand width</text:p>
          </table:table-cell>
          <table:table-cell office:value-type="string" calcext:value-type="string">
            <text:p>first tou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ncesco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onardo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onat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rea</text:p>
          </table:table-cell>
          <table:table-cell office:value-type="float" office:value="20" calcext:value-type="float">
            <text:p>20</text:p>
          </table:table-cell>
          <table:table-cell office:value-type="float" office:value="18.5" calcext:value-type="float">
            <text:p>18.5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ia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/00/0000</text:date>, <text:time style:data-style-name="N2" text:time-value="10:04:30.016343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9:15:56.072835410</meta:creation-date>
    <dc:date>2018-08-20T10:06:00.574107761</dc:date>
    <meta:editing-duration>PT3H18M34S</meta:editing-duration>
    <meta:editing-cycles>5</meta:editing-cycles>
    <meta:generator>LibreOffice/4.2.8.2$Linux_X86_64 LibreOffice_project/420m0$Build-2</meta:generator>
    <meta:document-statistic meta:table-count="1" meta:cell-count="35" meta:object-count="0"/>
  </office:meta>
</office:document-meta>
</file>